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ARIAL" svg:font-family="ARIAL" style:font-family-generic="swiss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047" officeooo:paragraph-rsid="001b7047"/>
    </style:style>
    <style:style style:name="P2" style:family="paragraph" style:parent-style-name="Standard">
      <style:text-properties officeooo:rsid="001d387e" officeooo:paragraph-rsid="001d387e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rsid="001b7047" officeooo:paragraph-rsid="001b7047" style:font-style-asian="italic" style:font-style-complex="italic"/>
    </style:style>
    <style:style style:name="P4" style:family="paragraph" style:parent-style-name="Standard">
      <style:text-properties officeooo:rsid="001efe5b" officeooo:paragraph-rsid="001efe5b"/>
    </style:style>
    <style:style style:name="P5" style:family="paragraph" style:parent-style-name="Standard">
      <style:text-properties officeooo:rsid="001efe5b" officeooo:paragraph-rsid="0020dc82"/>
    </style:style>
    <style:style style:name="P6" style:family="paragraph" style:parent-style-name="Standard">
      <style:text-properties style:text-underline-style="solid" style:text-underline-width="auto" style:text-underline-color="font-color" officeooo:rsid="001b7047" officeooo:paragraph-rsid="001b7047"/>
    </style:style>
    <style:style style:name="P7" style:family="paragraph" style:parent-style-name="Standard">
      <style:text-properties officeooo:rsid="00215f89" officeooo:paragraph-rsid="00215f89"/>
    </style:style>
    <style:style style:name="P8" style:family="paragraph" style:parent-style-name="Standard">
      <style:text-properties fo:font-weight="bold" officeooo:rsid="001b7047" officeooo:paragraph-rsid="001b7047" style:font-weight-asian="bold" style:font-weight-complex="bold"/>
    </style:style>
    <style:style style:name="P9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215f89" officeooo:paragraph-rsid="00215f8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15f89" officeooo:paragraph-rsid="00215f8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1b7047" officeooo:paragraph-rsid="001b7047" style:font-weight-asian="bold" style:font-weight-complex="bold"/>
    </style:style>
    <style:style style:name="P12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15f89" officeooo:paragraph-rsid="00215f89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9de4a" officeooo:paragraph-rsid="0029de4a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aa231" officeooo:paragraph-rsid="002aa231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35db9a" officeooo:paragraph-rsid="0035db9a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9de4a" officeooo:paragraph-rsid="0029de4a" fo:background-color="#ff33ff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38bc65" officeooo:paragraph-rsid="0038bc65" fo:background-color="#ff3300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35db9a" officeooo:paragraph-rsid="0035db9a" fo:background-color="#ff3300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3a2415" officeooo:paragraph-rsid="003a2415" fo:background-color="#00ccf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.0398in" loext:contextual-spacing="false"/>
      <style:text-properties style:font-name="ARIAL" fo:font-size="11pt" fo:font-weight="normal" officeooo:rsid="002aa231" officeooo:paragraph-rsid="002aa231" fo:background-color="#00ccf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8bc65" officeooo:paragraph-rsid="0038bc6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52c38" officeooo:paragraph-rsid="00352c38" fo:background-color="#00cccc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29de4a" officeooo:paragraph-rsid="0029de4a" fo:background-color="#ff33ff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52c38" officeooo:paragraph-rsid="00352c38" fo:background-color="#ff33f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478a7" officeooo:paragraph-rsid="003478a7" fo:background-color="#ff3300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8bc65" officeooo:paragraph-rsid="0038bc65" fo:background-color="#ff3300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5db9a" officeooo:paragraph-rsid="0035db9a" fo:background-color="#ff3300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3a2415" officeooo:paragraph-rsid="003a2415" fo:background-color="#00ccff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in" fo:margin-bottom="0.0398in" loext:contextual-spacing="false"/>
      <style:text-properties style:font-name="ARIAL" fo:font-size="11pt" fo:font-weight="bold" officeooo:rsid="002aa231" officeooo:paragraph-rsid="002aa231" fo:background-color="#00ccff" style:font-size-asian="11pt" style:font-weight-asian="bold" style:font-size-complex="11pt" style:font-weight-complex="bold"/>
    </style:style>
    <style:style style:name="P30" style:family="paragraph">
      <loext:graphic-properties draw:fill="solid" draw:fill-color="#e7e6e6"/>
      <style:paragraph-properties fo:text-align="start"/>
      <style:text-properties fo:font-size="18pt"/>
    </style:style>
    <style:style style:name="P31" style:family="paragraph">
      <loext:graphic-properties draw:fill="solid" draw:fill-color="#44546a"/>
      <style:paragraph-properties fo:text-align="start"/>
    </style:style>
    <style:style style:name="P32" style:family="paragraph">
      <loext:graphic-properties draw:fill="none"/>
      <style:paragraph-properties fo:text-align="start"/>
    </style:style>
    <style:style style:name="P33" style:family="paragraph">
      <style:paragraph-properties fo:margin-top="0.3335in" fo:margin-bottom="0.1665in" fo:line-height="90%" fo:text-align="start"/>
    </style:style>
    <style:style style:name="P34" style:family="paragraph">
      <loext:graphic-properties draw:fill="none"/>
      <style:paragraph-properties fo:margin-top="0.3335in" fo:margin-bottom="0.1665in" fo:line-height="90%" fo:text-align="start"/>
      <style:text-properties fo:font-size="44pt" style:font-size-asian="44pt" style:font-size-complex="44pt"/>
    </style:style>
    <style:style style:name="P35" style:family="paragraph">
      <style:paragraph-properties fo:margin-top="0in" fo:margin-bottom="0.1665in" fo:line-height="100%" fo:text-align="end"/>
    </style:style>
    <style:style style:name="P36" style:family="paragraph">
      <style:paragraph-properties fo:margin-top="0.1665in" fo:margin-bottom="0in" fo:line-height="100%" fo:text-align="end"/>
    </style:style>
    <style:style style:name="P37" style:family="paragraph">
      <loext:graphic-properties draw:fill="none"/>
      <style:paragraph-properties fo:margin-top="0in" fo:margin-bottom="0.1665in" fo:line-height="100%" fo:text-align="en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20dc82"/>
    </style:style>
    <style:style style:name="T3" style:family="text">
      <style:text-properties officeooo:rsid="002e0439"/>
    </style:style>
    <style:style style:name="T4" style:family="text">
      <style:text-properties officeooo:rsid="0031b5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44546a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4546a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none" svg:stroke-width="0in" draw:fill="solid" draw:fill-color="#e7e6e6" draw:textarea-vertical-align="top" draw:auto-grow-height="false" fo:min-height="11.5945in" fo:min-width="8.0839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1252in" fo:margin-right="0.1417in" fo:margin-top="0in" fo:margin-bottom="0.0028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in" draw:fill="solid" draw:fill-color="#44546a" draw:textarea-vertical-align="top" draw:auto-grow-height="false" draw:fit-to-size="false" fo:min-height="2.8791in" fo:min-width="2.1335in" fo:padding-top="0.05in" fo:padding-bottom="0.05in" fo:padding-left="0.1in" fo:padding-right="0.1in" fo:wrap-option="wrap" style:run-through="foreground"/>
    </style:style>
    <style:style style:name="gr5" style:family="graphic">
      <style:graphic-properties draw:stroke="none" svg:stroke-width="0.0138in" draw:stroke-linejoin="miter" draw:fill="none" draw:textarea-vertical-align="middle" draw:auto-grow-height="false" draw:fit-to-size="false" fo:min-height="3.4354in" fo:min-width="2.6902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none" svg:stroke-width="0.0071in" draw:fill="none" draw:textarea-vertical-align="bottom" draw:auto-grow-height="false" draw:fit-to-size="false" fo:min-height="1.9945in" fo:min-width="5.6362in" fo:padding-top="0.5in" fo:padding-bottom="0in" fo:padding-left="0.5in" fo:padding-right="0in" fo:wrap-option="wrap" style:run-through="foreground"/>
    </style:style>
    <style:style style:name="gr7" style:family="graphic">
      <style:graphic-properties fo:margin-left="0.1252in" fo:margin-right="0.1252in" fo:margin-top="0in" fo:margin-bottom="0in" style:run-through="foreground" style:wrap="run-through" style:number-wrapped-paragraphs="no-limit" style:vertical-pos="bottom" style:vertical-rel="page" style:horizontal-pos="from-left" style:horizontal-rel="page-end-margin" draw:wrap-influence-on-position="once-concurrent" style:flow-with-text="false"/>
    </style:style>
    <style:style style:name="gr8" style:family="graphic">
      <style:graphic-properties draw:stroke="none" svg:stroke-width="0in" draw:fill="solid" draw:fill-color="#44546a" draw:textarea-vertical-align="top" draw:auto-grow-height="false" draw:fit-to-size="false" fo:min-height="3.0382in" fo:min-width="2.1382in" fo:padding-top="0.05in" fo:padding-bottom="0.05in" fo:padding-left="0.1in" fo:padding-right="0.1in" fo:wrap-option="wrap" style:run-through="foreground"/>
    </style:style>
    <style:style style:name="gr9" style:family="graphic">
      <style:graphic-properties draw:stroke="none" svg:stroke-width="0.0138in" draw:stroke-linejoin="miter" draw:fill="none" draw:textarea-vertical-align="middle" draw:auto-grow-height="false" draw:fit-to-size="false" fo:min-height="3.5909in" fo:min-width="2.6709in" fo:padding-top="0.05in" fo:padding-bottom="0.05in" fo:padding-left="0.1in" fo:padding-right="0.1in" fo:wrap-option="wrap" style:run-through="foreground"/>
    </style:style>
    <style:style style:name="gr10" style:family="graphic">
      <style:graphic-properties draw:stroke="none" svg:stroke-width="0.0071in" draw:fill="none" draw:textarea-vertical-align="bottom" draw:auto-grow-height="false" draw:fit-to-size="false" fo:min-height="1.1465in" fo:min-width="3.7709in" fo:padding-top="0in" fo:padding-bottom="0.5in" fo:padding-left="0in" fo:padding-right="0.5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ángulo 2" draw:style-name="gr1" draw:text-style-name="P30" svg:width="8.2807in" svg:height="11.6925in" svg:x="-0.0138in" svg:y="0in"><svg:title>Color de fondo</svg:title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" draw:name="Grupo 11" draw:style-name="gr2"><svg:title>Título y subtítulo con gráfico de marca de recorte</svg:title><draw:g draw:name="Grupo 6" draw:style-name="gr3"><draw:custom-shape draw:name="Forma libre 3" draw:style-name="gr4" draw:text-style-name="P31" svg:width="2.3331in" svg:height="2.9787in" svg:x="0.4831in" svg:y="0.4035in"><text:p/><draw:enhanced-geometry draw:mirror-horizontal="false" draw:mirror-vertical="false" svg:viewBox="0 0 0 0" drawooo:sub-view-size="1344 1806" draw:text-areas="0 0 ?f14 ?f15" draw:type="ooxml-non-primitive" draw:enhanced-path="M 168 1806 L 0 1806 0 0 1344 0 1344 165 168 165 168 1806 Z N"><draw:equation draw:name="f0" draw:formula="168*logwidth/1344"/><draw:equation draw:name="f1" draw:formula="1806*logheight/1806"/><draw:equation draw:name="f2" draw:formula="0*logwidth/1344"/><draw:equation draw:name="f3" draw:formula="1806*logheight/1806"/><draw:equation draw:name="f4" draw:formula="0*logwidth/1344"/><draw:equation draw:name="f5" draw:formula="0*logheight/1806"/><draw:equation draw:name="f6" draw:formula="1344*logwidth/1344"/><draw:equation draw:name="f7" draw:formula="0*logheight/1806"/><draw:equation draw:name="f8" draw:formula="1344*logwidth/1344"/><draw:equation draw:name="f9" draw:formula="165*logheight/1806"/><draw:equation draw:name="f10" draw:formula="168*logwidth/1344"/><draw:equation draw:name="f11" draw:formula="165*logheight/1806"/><draw:equation draw:name="f12" draw:formula="168*logwidth/1344"/><draw:equation draw:name="f13" draw:formula="1806*logheight/1806"/><draw:equation draw:name="f14" draw:formula="logwidth"/><draw:equation draw:name="f15" draw:formula="logheight"/></draw:enhanced-geometry></draw:custom-shape><draw:custom-shape draw:name="Rectángulo 5" draw:style-name="gr5" draw:text-style-name="P32" svg:width="2.8898in" svg:height="3.535in" svg:x="-0.0689in" svg:y="-0.12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Cuadro de texto 9" draw:style-name="gr6" draw:text-style-name="P34" svg:width="6.1358in" svg:height="2.4941in" svg:x="0.8067in" svg:y="0.8287in"><text:p text:style-name="P33"><text:span text:style-name="T6">Desenvolupament Col·laborati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paragraph" draw:z-index="2" draw:name="Grupo 12" draw:style-name="gr7"><svg:title>Nombre del autor y de la empresa con un gráfico de marca de recorte</svg:title><draw:g draw:name="Grupo 8" draw:style-name="gr3"><draw:custom-shape draw:name="Forma libre 4" draw:style-name="gr8" draw:text-style-name="P31" svg:width="2.3378in" svg:height="3.1378in" svg:x="2.2291in" svg:y="8.002in"><text:p/><draw:enhanced-geometry draw:mirror-horizontal="false" draw:mirror-vertical="false" svg:viewBox="0 0 0 0" drawooo:sub-view-size="1344 1806" draw:text-areas="0 0 ?f14 ?f15" draw:type="ooxml-non-primitive" draw:enhanced-path="M 1344 1806 L 0 1806 0 1641 1176 1641 1176 0 1344 0 1344 1806 Z N"><draw:equation draw:name="f0" draw:formula="1344*logwidth/1344"/><draw:equation draw:name="f1" draw:formula="1806*logheight/1806"/><draw:equation draw:name="f2" draw:formula="0*logwidth/1344"/><draw:equation draw:name="f3" draw:formula="1806*logheight/1806"/><draw:equation draw:name="f4" draw:formula="0*logwidth/1344"/><draw:equation draw:name="f5" draw:formula="1641*logheight/1806"/><draw:equation draw:name="f6" draw:formula="1176*logwidth/1344"/><draw:equation draw:name="f7" draw:formula="1641*logheight/1806"/><draw:equation draw:name="f8" draw:formula="1176*logwidth/1344"/><draw:equation draw:name="f9" draw:formula="0*logheight/1806"/><draw:equation draw:name="f10" draw:formula="1344*logwidth/1344"/><draw:equation draw:name="f11" draw:formula="0*logheight/1806"/><draw:equation draw:name="f12" draw:formula="1344*logwidth/1344"/><draw:equation draw:name="f13" draw:formula="1806*logheight/1806"/><draw:equation draw:name="f14" draw:formula="logwidth"/><draw:equation draw:name="f15" draw:formula="logheight"/></draw:enhanced-geometry></draw:custom-shape><draw:custom-shape draw:name="Rectángulo 7" draw:style-name="gr9" draw:text-style-name="P32" svg:width="2.8705in" svg:height="3.6906in" svg:x="2.2398in" svg:y="8.0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Cuadro de texto 10" draw:style-name="gr10" draw:text-style-name="P37" svg:width="4.2705in" svg:height="1.6461in" svg:x="0in" svg:y="9.2102in"><text:p text:style-name="P35"><text:span text:style-name="T7">ORIOL LLOVERA</text:span></text:p><text:p text:style-name="P35"><text:span text:style-name="T7">BERNABÉ MORALES</text:span></text:p><text:p text:style-name="P35"><text:span text:style-name="T7">YURIY NAVROTSKYY</text:span></text:p><text:p text:style-name="P36"><text:span text:style-name="T8">2N DA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1"/>
      <text:p text:style-name="P11">Eines necessaries per realitzar el nostre projecte:</text:p>
      <text:p text:style-name="P1"/>
      <text:p text:style-name="P3">Un editor de text :</text:p>
      <text:p text:style-name="P1"/>
      <text:p text:style-name="P1"><text:tab/>Val qualsevol, sempre que no formati el text. Per això, els més adequats són els més senzills <text:tab/>(com per ex., El bloc de notes). Si s'utilitzen processadors com el Word, s'han de guardar els <text:tab/>fitxers com 'Només Text', perquè no introdueixi ordres de format, que poden provocar errors <text:tab/>a carregar-lo al navegador.</text:p>
      <text:p text:style-name="P1"/>
      <text:p text:style-name="P3">Un visualitzador o navegador de la web:</text:p>
      <text:p text:style-name="P6"/>
      <text:p text:style-name="P1"><text:tab/> FireFox, Microsoft Explorer, Google Chrome, Safari, etc.</text:p>
      <text:p text:style-name="P1"/>
      <text:p text:style-name="P4"><text:span text:style-name="T1">GitHub</text:span>:</text:p>
      <text:p text:style-name="P4"/>
      <text:p text:style-name="P5"><text:tab/><text:span text:style-name="T2">Utilitzarem aquet</text:span> sistema de control de versions Git, <text:span text:style-name="T2">p</text:span>er allotjar <text:span text:style-name="T2">el nostre </text:span>projecte, per tenir-<text:tab/>ho tot actualitzat i perque puguin treballar tots els membres del grup.</text:p>
      <text:p text:style-name="P1"/>
      <text:p text:style-name="P1"/>
      <text:p text:style-name="P2">L'editor de text el farem servir per anar escrivint els documents HTML, que serà</text:p>
      <text:p text:style-name="P2">posteriorment interpretat pel navegador, de manera que anirem comprovant els canvis i afegits que anem efectuant.</text:p>
      <text:p text:style-name="P2"/>
      <text:p text:style-name="P2"/>
      <text:p text:style-name="P2"><text:span text:style-name="T1">Mètode de treball:</text:span> Amb l'editor de text crearem un fitxer amb el nom que vulguem (p. Ex. El primer posarem index.html), però que ha de tenir necessàriament l'extensió .html.</text:p>
      <text:p text:style-name="P2"/>
      <text:p text:style-name="P2">Hi haurà un fitxer diferent per a cada apartat; convé crear un directori específic en el seu ordinador i anar-los guardant en ell.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3"><text:soft-page-break/>Temàtica web</text:p>
      <text:p text:style-name="P16">- <text:span text:style-name="T4">Explicació</text:span></text:p>
      <text:p text:style-name="P13"/>
      <text:p text:style-name="P29">Organització:</text:p>
      <text:p text:style-name="P20">- Rols</text:p>
      <text:p text:style-name="P20">- Eines</text:p>
      <text:p text:style-name="P20">- Tasques</text:p>
      <text:p text:style-name="P20">- <text:span text:style-name="T3">Justificació</text:span></text:p>
      <text:p text:style-name="P14"/>
      <text:p text:style-name="P25">Tipografies i colors</text:p>
      <text:p text:style-name="P25"><text:span text:style-name="T5">- Explicació </text:span></text:p>
      <text:p text:style-name="P25"><text:span text:style-name="T5">- Quantiat </text:span></text:p>
      <text:p text:style-name="P25"><text:span text:style-name="T5">- Us</text:span></text:p>
      <text:p text:style-name="P25"><text:span text:style-name="T5">- Familia</text:span></text:p>
      <text:p text:style-name="P25"><text:span text:style-name="T5"/></text:p>
      <text:p text:style-name="P24">Wireframe, Mockup i Mapa de navegació</text:p>
      <text:p text:style-name="P24"><text:span text:style-name="T5">- Imatges</text:span></text:p>
      <text:p text:style-name="P24"><text:span text:style-name="T5">- Explicació</text:span></text:p>
      <text:p text:style-name="P22"><text:span text:style-name="T5"/></text:p>
      <text:p text:style-name="P27">Estructura del Projecte</text:p>
      <text:p text:style-name="P18">- Distribució de carpetes</text:p>
      <text:p text:style-name="P18">- Plantilla Web</text:p>
      <text:p text:style-name="P15"/>
      <text:p text:style-name="P26">JavaScript</text:p>
      <text:p text:style-name="P17">- Rellotge</text:p>
      <text:p text:style-name="P21"/>
      <text:p text:style-name="P28">GitHub</text:p>
      <text:p text:style-name="P19">- Creació del Projecte</text:p>
      <text:p text:style-name="P19">- Clonació del Projecte</text:p>
      <text:p text:style-name="P19">- Desenvolupament del Projecte</text:p>
      <text:p text:style-name="P19"/>
      <text:p text:style-name="P28">Conclusions</text:p>
      <text:p text:style-name="P28"><text:span text:style-name="T5">- Decisions</text:span></text:p>
      <text:p text:style-name="P28"><text:span text:style-name="T5">- Experiencia</text:span></text:p>
      <text:p text:style-name="P15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Mockup:</text:p>
      <text:p text:style-name="P10"/>
      <text:p text:style-name="P10">Abans de començar a crear la nostra pagina web, hem decidit fer un mockup de totes les pagines que volom per tenir clar que haurem de fer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ARIAL" svg:font-family="ARIAL" style:font-family-generic="swiss"/>
    <style:font-face style:name="FreeSans1" svg:font-family="FreeSans" style:font-family-generic="swiss"/>
    <style:font-face style:name="Calibri Light1" svg:font-family="'Calibri Light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6:47:33.931059358</meta:creation-date>
    <dc:date>2016-10-21T15:44:37.892991486</dc:date>
    <meta:editing-duration>PT53M47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5" meta:paragraph-count="40" meta:word-count="281" meta:character-count="1684" meta:non-whitespace-character-count="1434"/>
  </office:meta>
</office:document-meta>
</file>